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c43" officeooo:paragraph-rsid="001f2c43"/>
    </style:style>
    <style:style style:name="P2" style:family="paragraph" style:parent-style-name="Standard">
      <style:text-properties officeooo:rsid="001f8049" officeooo:paragraph-rsid="001f8049"/>
    </style:style>
    <style:style style:name="T1" style:family="text">
      <style:text-properties officeooo:rsid="001f80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os</text:p>
      <text:p text:style-name="P1"/>
      <text:p text:style-name="P1"/>
      <text:p text:style-name="P1">-Fazer um script bash para chamar o meu script python e separadamente acionar o controlador POX?</text:p>
      <text:p text:style-name="P1"/>
      <text:p text:style-name="P2">Homework:</text:p>
      <text:p text:style-name="P2">-topoligia em triangulo</text:p>
      <text:p text:style-name="P1">-Mandar um video d host para outro com switch diferentes</text:p>
      <text:p text:style-name="P1">-Testar falha <text:span text:style-name="T1">de um link</text:span></text:p>
      <text:p text:style-name="P1"><text:tab/>-<text:span text:style-name="T1">Verificar quanto tempo o pox demora pra detectar</text:span></text:p>
      <text:p text:style-name="P1"><text:tab/>-<text:span text:style-name="T1">Verificar quanto tempo leva para mudar o roteamento do video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3:57:00.138212325</meta:creation-date>
    <dc:date>2018-08-28T15:01:35.748314726</dc:date>
    <meta:editing-duration>PT43M45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8" meta:word-count="54" meta:character-count="326" meta:non-whitespace-character-count="278"/>
  </office:meta>
</office:document-meta>
</file>